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Source Han Sans CN1" svg:font-family="'Source Han Sans CN'" style:font-family-generic="modern" style:font-pitch="fixed"/>
    <style:font-face style:name="Overpass" svg:font-family="Overpas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Preformatted_20_Text">
      <style:text-properties style:font-name="Overpass" officeooo:rsid="00171333" officeooo:paragraph-rsid="00171333"/>
    </style:style>
    <style:style style:name="P2" style:family="paragraph" style:parent-style-name="Preformatted_20_Text">
      <style:text-properties style:font-name="Overpass" officeooo:rsid="00171333" officeooo:paragraph-rsid="002cfded"/>
    </style:style>
    <style:style style:name="P3" style:family="paragraph" style:parent-style-name="Preformatted_20_Text">
      <style:text-properties style:font-name="Overpass" officeooo:rsid="001da334" officeooo:paragraph-rsid="001da334"/>
    </style:style>
    <style:style style:name="P4" style:family="paragraph" style:parent-style-name="Preformatted_20_Text">
      <style:text-properties style:font-name="Overpass" officeooo:rsid="001da334" officeooo:paragraph-rsid="001deb6e" fo:background-color="#ffff00"/>
    </style:style>
    <style:style style:name="P5" style:family="paragraph" style:parent-style-name="Preformatted_20_Text">
      <style:text-properties style:font-name="Overpass" officeooo:rsid="00171333" officeooo:paragraph-rsid="00171333" fo:background-color="#ffff00"/>
    </style:style>
    <style:style style:name="P6" style:family="paragraph" style:parent-style-name="Preformatted_20_Text">
      <style:text-properties style:font-name="Overpass" officeooo:rsid="0023129e" officeooo:paragraph-rsid="0023129e" fo:background-color="#ffff00"/>
    </style:style>
    <style:style style:name="P7" style:family="paragraph" style:parent-style-name="Preformatted_20_Text">
      <style:text-properties style:font-name="Overpass" officeooo:rsid="0023129e" officeooo:paragraph-rsid="0023129e" fo:background-color="transparent"/>
    </style:style>
    <style:style style:name="P8" style:family="paragraph" style:parent-style-name="Preformatted_20_Text">
      <style:text-properties style:font-name="Overpass" officeooo:rsid="0023f71b" officeooo:paragraph-rsid="0023f71b" fo:background-color="transparent"/>
    </style:style>
    <style:style style:name="P9" style:family="paragraph" style:parent-style-name="Preformatted_20_Text">
      <style:text-properties style:font-name="Overpass" officeooo:rsid="0027e8ba" officeooo:paragraph-rsid="0027e8ba"/>
    </style:style>
    <style:style style:name="P10" style:family="paragraph" style:parent-style-name="Preformatted_20_Text">
      <style:text-properties style:font-name="Overpass" officeooo:rsid="0019dece" officeooo:paragraph-rsid="0019dece"/>
    </style:style>
    <style:style style:name="P11" style:family="paragraph" style:parent-style-name="Preformatted_20_Text">
      <style:text-properties style:font-name="Overpass" officeooo:rsid="0019dece" officeooo:paragraph-rsid="0027e8ba"/>
    </style:style>
    <style:style style:name="P12" style:family="paragraph" style:parent-style-name="Preformatted_20_Text">
      <style:text-properties style:font-name="Overpass" officeooo:rsid="001deb6e" officeooo:paragraph-rsid="001deb6e"/>
    </style:style>
    <style:style style:name="P13" style:family="paragraph" style:parent-style-name="Preformatted_20_Text">
      <style:text-properties style:font-name="Overpass" officeooo:rsid="002e1585" officeooo:paragraph-rsid="002e1585"/>
    </style:style>
    <style:style style:name="P14" style:family="paragraph" style:parent-style-name="Preformatted_20_Text">
      <style:text-properties officeooo:rsid="001cf0f8" officeooo:paragraph-rsid="001cf0f8"/>
    </style:style>
    <style:style style:name="P15" style:family="paragraph" style:parent-style-name="Preformatted_20_Text">
      <style:text-properties officeooo:paragraph-rsid="0027e8ba"/>
    </style:style>
    <style:style style:name="P16" style:family="paragraph" style:parent-style-name="Standard">
      <style:text-properties style:font-name="Overpass" officeooo:rsid="0015af1d" officeooo:paragraph-rsid="0015af1d"/>
    </style:style>
    <style:style style:name="P17" style:family="paragraph" style:parent-style-name="Standard">
      <style:text-properties style:font-name="Overpass" officeooo:rsid="00171333" officeooo:paragraph-rsid="00171333"/>
    </style:style>
    <style:style style:name="P18" style:family="paragraph" style:parent-style-name="Standard">
      <style:text-properties style:font-name="Overpass" fo:font-size="10pt" officeooo:rsid="002b23d2" officeooo:paragraph-rsid="002b23d2" fo:background-color="#ffff00" style:font-size-asian="10pt" style:font-size-complex="10pt"/>
    </style:style>
    <style:style style:name="P19" style:family="paragraph" style:parent-style-name="Standard">
      <style:text-properties style:font-name="Overpass" fo:font-size="10pt" officeooo:rsid="00338557" officeooo:paragraph-rsid="00338557" fo:background-color="transparent" style:font-size-asian="10pt" style:font-size-complex="10pt"/>
    </style:style>
    <style:style style:name="P20" style:family="paragraph" style:parent-style-name="Standard">
      <style:text-properties style:font-name="Overpass" fo:font-size="10pt" officeooo:rsid="00338557" officeooo:paragraph-rsid="00379005" fo:background-color="transparent" style:font-size-asian="10pt" style:font-size-complex="10pt"/>
    </style:style>
    <style:style style:name="P21" style:family="paragraph" style:parent-style-name="Standard">
      <style:text-properties style:font-name="Overpass" fo:font-size="10pt" officeooo:rsid="0034e4fe" officeooo:paragraph-rsid="0034e4fe" fo:background-color="transparent" style:font-size-asian="10pt" style:font-size-complex="10pt"/>
    </style:style>
    <style:style style:name="P22" style:family="paragraph" style:parent-style-name="Standard">
      <style:text-properties officeooo:paragraph-rsid="002886a0"/>
    </style:style>
    <style:style style:name="P23" style:family="paragraph" style:parent-style-name="Standard">
      <style:text-properties fo:font-size="10pt" officeooo:paragraph-rsid="00171333" style:font-size-asian="10pt" style:font-size-complex="10pt"/>
    </style:style>
    <style:style style:name="P24" style:family="paragraph" style:parent-style-name="Standard">
      <style:text-properties fo:font-size="10pt" officeooo:rsid="002b23d2" officeooo:paragraph-rsid="002b23d2" fo:background-color="transparent" style:font-size-asian="10pt" style:font-size-complex="10pt"/>
    </style:style>
    <style:style style:name="P25" style:family="paragraph" style:parent-style-name="Preformatted_20_Text">
      <style:text-properties style:font-name="Overpass" officeooo:rsid="00171333" officeooo:paragraph-rsid="002f3006"/>
    </style:style>
    <style:style style:name="P26" style:family="paragraph" style:parent-style-name="Standard" style:list-style-name="L1">
      <style:text-properties style:font-name="Overpass" officeooo:rsid="0015af1d" officeooo:paragraph-rsid="0015af1d"/>
    </style:style>
    <style:style style:name="P27" style:family="paragraph" style:parent-style-name="Standard">
      <style:text-properties officeooo:paragraph-rsid="002b23d2"/>
    </style:style>
    <style:style style:name="T1" style:family="text">
      <style:text-properties style:font-name="Overpass"/>
    </style:style>
    <style:style style:name="T2" style:family="text">
      <style:text-properties style:font-name="Overpass" officeooo:rsid="0019dece"/>
    </style:style>
    <style:style style:name="T3" style:family="text">
      <style:text-properties style:font-name="Overpass" fo:font-size="10pt" officeooo:rsid="0019dece" style:font-name-asian="Source Han Sans CN1" style:font-size-asian="10pt" style:font-name-complex="Liberation Mono" style:font-size-complex="10pt"/>
    </style:style>
    <style:style style:name="T4" style:family="text">
      <style:text-properties style:font-name="Overpass" fo:font-size="10pt" officeooo:rsid="001c3912" style:font-name-asian="Source Han Sans CN1" style:font-size-asian="10pt" style:font-name-complex="Liberation Mono" style:font-size-complex="10pt"/>
    </style:style>
    <style:style style:name="T5" style:family="text">
      <style:text-properties style:font-name="Overpass" fo:font-size="10pt" officeooo:rsid="002b23d2" fo:background-color="#ffff00" loext:char-shading-value="0" style:font-size-asian="10pt" style:font-size-complex="10pt"/>
    </style:style>
    <style:style style:name="T6" style:family="text">
      <style:text-properties style:font-name="Overpass" fo:font-size="10pt" officeooo:rsid="00395808" fo:background-color="#ffff00" loext:char-shading-value="0" style:font-size-asian="10pt" style:font-size-complex="10pt"/>
    </style:style>
    <style:style style:name="T7" style:family="text">
      <style:text-properties style:font-name="Overpass" officeooo:rsid="00171333" fo:background-color="#ffff00" loext:char-shading-value="0"/>
    </style:style>
    <style:style style:name="T8" style:family="text">
      <style:text-properties style:font-name="Overpass" officeooo:rsid="0023129e" fo:background-color="#ffff00" loext:char-shading-value="0"/>
    </style:style>
    <style:style style:name="T9" style:family="text">
      <style:text-properties style:font-name="Overpass" officeooo:rsid="0023f71b" fo:background-color="#ffff00" loext:char-shading-value="0"/>
    </style:style>
    <style:style style:name="T10" style:family="text">
      <style:text-properties style:font-name="Overpass" officeooo:rsid="0027e8ba"/>
    </style:style>
    <style:style style:name="T11" style:family="text">
      <style:text-properties style:font-name="Overpass" officeooo:rsid="002886a0"/>
    </style:style>
    <style:style style:name="T12" style:family="text">
      <style:text-properties style:font-name="Overpass" officeooo:rsid="0023129e"/>
    </style:style>
    <style:style style:name="T13" style:family="text">
      <style:text-properties style:font-name="Overpass" officeooo:rsid="002e1585"/>
    </style:style>
    <style:style style:name="T14" style:family="text">
      <style:text-properties fo:font-weight="bold" style:font-weight-asian="bold" style:font-weight-complex="bold"/>
    </style:style>
    <style:style style:name="T15" style:family="text">
      <style:text-properties officeooo:rsid="0018127b"/>
    </style:style>
    <style:style style:name="T16" style:family="text">
      <style:text-properties fo:font-style="italic" officeooo:rsid="0018127b" style:font-style-asian="italic" style:font-style-complex="italic"/>
    </style:style>
    <style:style style:name="T17" style:family="text">
      <style:text-properties fo:background-color="transparent" loext:char-shading-value="0"/>
    </style:style>
    <style:style style:name="T18" style:family="text">
      <style:text-properties officeooo:rsid="0027e8ba"/>
    </style:style>
    <style:style style:name="T19" style:family="text">
      <style:text-properties officeooo:rsid="002cfded"/>
    </style:style>
    <style:style style:name="T20" style:family="text">
      <style:text-properties fo:font-variant="normal" fo:text-transform="none" fo:color="#24292e" style:font-name="SFMono-Regular" fo:font-size="9.75pt" fo:letter-spacing="normal" fo:font-style="normal" fo:font-weight="normal"/>
    </style:style>
    <style:style style:name="T21" style:family="text">
      <style:text-properties fo:font-variant="normal" fo:text-transform="none" fo:color="#24292e" style:font-name="SFMono-Regular" fo:font-size="9.75pt" fo:letter-spacing="normal" fo:font-style="normal" fo:font-weight="normal" officeooo:rsid="002f3006"/>
    </style:style>
    <style:style style:name="T22" style:family="text">
      <style:text-properties fo:font-variant="normal" fo:text-transform="none" fo:color="#24292e" style:font-name="SFMono-Regular" fo:font-size="9.75pt" fo:letter-spacing="normal" fo:font-style="normal" fo:font-weight="normal" officeooo:rsid="002e1585"/>
    </style:style>
    <style:style style:name="T23" style:family="text">
      <style:text-properties fo:font-variant="normal" fo:text-transform="none" fo:color="#24292e" style:font-name="SFMono-Regular" fo:font-size="8.25pt" fo:letter-spacing="normal" fo:font-style="normal" fo:font-weight="normal"/>
    </style:style>
    <style:style style:name="T24" style:family="text">
      <style:text-properties fo:font-variant="normal" fo:text-transform="none" fo:color="#24292e" fo:letter-spacing="normal"/>
    </style:style>
    <style:style style:name="T25" style:family="text">
      <style:text-properties fo:font-variant="normal" fo:text-transform="none" fo:color="#24292e" fo:letter-spacing="normal" fo:font-style="normal" fo:font-weight="normal"/>
    </style:style>
    <style:style style:name="T26" style:family="text">
      <style:text-properties officeooo:rsid="002e1585"/>
    </style:style>
    <style:style style:name="T27" style:family="text">
      <style:text-properties officeooo:rsid="00395808"/>
    </style:style>
    <style:style style:name="T28" style:family="text">
      <style:text-properties officeooo:rsid="0039896e"/>
    </style:style>
    <text:list-style style:name="L1">
      <text:list-level-style-bullet text:level="1" text:style-name="Bullet_20_Symbols"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3in" fo:text-indent="-0.25in" fo:margin-left="2.6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3in" fo:text-indent="-0.25in" fo:margin-left="2.90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improbable.io/blog/grpc-web-moving-past-restjson-towards-type-safe-web-apis" text:style-name="Internet_20_link" text:visited-style-name="Visited_20_Internet_20_Link"><text:span text:style-name="T1">https://improbable.io/blog/grpc-web-moving-past-restjson-towards-type-safe-web-apis</text:span></text:a><text:span text:style-name="T1">#</text:span></text:p>
      <text:p text:style-name="P16">REST However, once you get past the initial ease of the prototyping phase, it shows problems with maintaining hand-crafted client code, debugging network protocol issues and lack of type safety. Initially we went with REST and HAL, but the burden of re-implementing and maintaining clients for the plethora of languages (C++, Java, Go, C#, Objective-C) started to eat into our time to do what we really like. Quickly the .proto definitions, which provide the schema for gRPC services, became the standard way of thinking about services. have a single way of expressing contracts and expectations (comparison to SOAP?!). </text:p>
      <text:p text:style-name="P16">Our experience of using gRPC Web has been transformative for our Web App teams:</text:p>
      <text:list xml:id="list2246092097" text:style-name="L1">
        <text:list-item>
          <text:p text:style-name="P26"><text:s text:c="4"/>No more hunting down API documentation – .proto is the canonical format for API contracts, just like in other teams</text:p>
        </text:list-item>
        <text:list-item>
          <text:p text:style-name="P26"><text:s text:c="4"/>No more hand-crafted JSON call objects – all requests and responses are strongly typed and code-generated, with hints available in the IDE</text:p>
        </text:list-item>
        <text:list-item>
          <text:p text:style-name="P26"><text:s text:c="4"/>No more dealing with methods, headers, body and low level networking – everything is handled and abstracted away in the grpc-web-client</text:p>
        </text:list-item>
        <text:list-item>
          <text:p text:style-name="P26"><text:s text:c="4"/>No more second-guessing the meaning of HTTP error codes – gRPC status codes are a canonical way of representing issues in APIs</text:p>
        </text:list-item>
        <text:list-item>
          <text:p text:style-name="P26"><text:s text:c="4"/>No more hand-crafted chunk-encoded streaming madness on the server – gRPC-Web supports both 1:1 RPCs and 1:many server-side streaming requests</text:p>
        </text:list-item>
        <text:list-item>
          <text:p text:style-name="P26">No more data parse errors when rolling out new binaries – backwards and forwards-compatibility of requests and responses is guaranteed by protocol buffers</text:p>
        </text:list-item>
      </text:list>
      <text:p text:style-name="P16"/>
      <text:p text:style-name="P16"><text:a xlink:type="simple" xlink:href="https://medium.com/@shijuvar/building-high-performance-apis-in-go-using-grpc-and-protocol-buffers-2eda5b80771b" text:style-name="Internet_20_link" text:visited-style-name="Visited_20_Internet_20_Link">https://medium.com/@shijuvar/building-high-performance-apis-in-go-using-grpc-and-protocol-buffers-2eda5b80771b</text:a></text:p>
      <text:p text:style-name="P16">Now we’re building applications for the era of cloud-native applications where our Microservices should be able for massive scale and performance is very critical. And we definitely need a high performance communication mechanism for communicate between various Microservices. Then the big question is whether JSON based APIs provide high performance and scalability power which is required for modern applications. Is JSON really a fast data format for exchanging data between applications?. Is RESTful architecture capable of building complex APIs?. Can we easily build a bidirectional stream APIs with RESTful architecture?. The HTTP/2 protocol provides lot of capability than its previous version, thus we need to leverage those capabilities when building next-generation APIs.</text:p>
      <text:p text:style-name="P16"><text:span text:style-name="T14">Protocol Buffers</text:span>, also referred as protobuf, is Google’s language-neutral, platform-neutral, extensible mechanism for serializing structured data. Protocol Buffers are smaller, faster, and simpler that provides high performance than other standards such as XML and JSON.</text:p>
      <text:p text:style-name="P16">By using protocol buffers, you can define your structured data, then you generate source code for your choice of programming language using the protocol buffer compiler named protoc, to write and read your structured data using it.</text:p>
      <text:p text:style-name="P16"><text:span text:style-name="T14">gRPC</text:span> is a high performance, open-source remote procedure call (RPC) framework that can run anywhere. It enables client and server applications to communicate transparently, and makes it easier to build connected systems. It allows you to build services with both synchronous and asynchronous communication model. It supports traditional Request/Response model and bidirectional streams. Its capability for building full-duplex <text:soft-page-break/>streaming lets you use it for advanced scenarios where both client and server applications can send stream of data asynchronously. By default, gRPC uses Protocol Buffers as the Interface Definition Language (IDL) and as its underlying message interchange format. Unlike JSON and XML, Protocol Buffers are not just message interchange format, it’s also used for describing the service interfaces (service endpoints).</text:p>
      <text:p text:style-name="P16">Here are the different kind of RPC methods you can define with gRPC:</text:p>
      <text:p text:style-name="P16"/>
      <text:p text:style-name="P16"><text:s text:c="4"/>A simple RPC method that works with a typical Request/Response model where the client sends a request to the RPC server using the stub and waits for a response.</text:p>
      <text:p text:style-name="P16"><text:s text:c="4"/>A server-side streaming RPC where the client sends a request to the server and gets a stream to read a sequence of messages back. The stream keyword is specified before the response type to make it as server-side streaming RPC method.</text:p>
      <text:p text:style-name="P16"><text:s text:c="4"/>A client-side streaming RPC where the client writes a sequence of messages and sends them to the server using a provided stream. The stream keyword is specified before the request type to make it as client-side streaming RPC method.</text:p>
      <text:p text:style-name="P16"><text:s text:c="4"/>A bidirectional streaming RPC where both client and server send a sequence of messages using a read-write stream. The stream keyword is specified before both the request type and response type to make it as bidirectional streaming RPC method.</text:p>
      <text:p text:style-name="P16">Once you’ve defined the proto file, the next step is to generate source code for the gRPC client and server interfaces to write your server implementation and making client calls based on the messages types and service interface defined in the proto file. The protocol buffer compiler protoc is used with a gRPC Go plugin to generate the client and server code <text:span text:style-name="T15">(</text:span><text:span text:style-name="T16">similar to code gen from wsdl</text:span><text:span text:style-name="T15">).</text:span></text:p>
      <text:p text:style-name="P16"/>
      <text:p text:style-name="P16"><text:a xlink:type="simple" xlink:href="https://bitbucket.org/blog/writing-a-microservice-in-golang-which-communicates-over-grpc" text:style-name="Internet_20_link" text:visited-style-name="Visited_20_Internet_20_Link">https://bitbucket.org/blog/writing-a-microservice-in-golang-which-communicates-over-grpc</text:a></text:p>
      <text:p text:style-name="P16"/>
      <text:p text:style-name="P16"><text:a xlink:type="simple" xlink:href="https://thenewstack.io/build-real-world-microservices-with-grpc/" text:style-name="Internet_20_link" text:visited-style-name="Visited_20_Internet_20_Link">https://thenewstack.io/build-real-world-microservices-with-grpc/</text:a></text:p>
      <text:p text:style-name="P16">As they are based on conventional text-based messaging (JSON, XML, CVS over HTTP, etc.), which are optimized for humans, these are not ideal choices for internal service-to-service communication.</text:p>
      <text:p text:style-name="P16"/>
      <text:p text:style-name="P16"/>
      <text:p text:style-name="P16"><text:a xlink:type="simple" xlink:href="https://kinsta.com/learn/what-is-http2/" text:style-name="Internet_20_link" text:visited-style-name="Visited_20_Internet_20_Link">https://kinsta.com/learn/what-is-http2/</text:a></text:p>
      <text:p text:style-name="P16">HTTP was originally proposed by Tim Berners-Lee, the pioneer of the World Wide Web who designed the application protocol with simplicity in mind to perform high-level data communication functions between Web-servers and clients.</text:p>
      <text:p text:style-name="P16">The first documented version of HTTP was released in 1991. In May 2015, the HTTP/2 implementation specification was officially standardized in response to Google’s HTTP-compatible SPDY protocol</text:p>
      <text:p text:style-name="P16">HTTP1.1 was limited to processing only one outstanding request per TCP connection, forcing browsers to use multiple TCP connections to process multiple requests simultaneously.</text:p>
      <text:p text:style-name="P16"/>
      <text:p text:style-name="P16">Multiplexed streams</text:p>
      <text:p text:style-name="P16"><text:soft-page-break/>HTTP/2 Server Push</text:p>
      <text:p text:style-name="P16">Binary Protocols</text:p>
      <text:p text:style-name="P16">Stateful Header Compression</text:p>
      <text:p text:style-name="P16"/>
      <text:p text:style-name="P16"/>
      <text:p text:style-name="P16"/>
      <text:p text:style-name="P17">DEMO:</text:p>
      <text:p text:style-name="P22"><text:span text:style-name="T11">#</text:span><text:a xlink:type="simple" xlink:href="https://itnext.io/practical-guide-to-securing-grpc-connections-with-go-and-tls-part-1-f63058e9d6d1" text:style-name="Internet_20_link" text:visited-style-name="Visited_20_Internet_20_Link">https://itnext.io/practical-guide-to-securing-grpc-connections-with-go-and-tls-part-1-f63058e9d6d1</text:a></text:p>
      <text:p text:style-name="P9">#enabling HTTPS</text:p>
      <text:p text:style-name="P9">#Create Root signing Key</text:p>
      <text:p text:style-name="P9">openssl genrsa -out ca.key 4096</text:p>
      <text:p text:style-name="P9">#Generate self-signed Root certificate</text:p>
      <text:p text:style-name="P1">openssl req -new -x509 -key ca.key -sha256 -subj "/C=<text:span text:style-name="T18">ES</text:span>/ST=<text:span text:style-name="T18">CA</text:span>/O=<text:span text:style-name="T18">Acme</text:span> Inc./<text:span text:style-name="T28">CN=fedora-home</text:span>" -days 365 -out ca.cert</text:p>
      <text:p text:style-name="P1"><text:span text:style-name="T18">#</text:span>Create a Key certificate for the Server</text:p>
      <text:p text:style-name="P1">openssl genrsa -out service.key 4096</text:p>
      <text:p text:style-name="P1"><text:span text:style-name="T18">#</text:span>Create a signing CSR</text:p>
      <text:p text:style-name="P1">openssl req -new -key service.key -out service.csr -config certificate.conf</text:p>
      <text:p text:style-name="P1"><text:span text:style-name="T18">#</text:span>Generate a certificate for the Server</text:p>
      <text:p text:style-name="P1">openssl x509 -req -in service.csr -CA ca.cert -CAkey ca.key -CAcreateserial -out service.pem -days 365 -sha256 -extfile certificate.conf -extensions req_ext</text:p>
      <text:p text:style-name="P1"/>
      <text:p text:style-name="P2"><text:span text:style-name="T18">#</text:span>Create a Key certificate for the <text:span text:style-name="T19">gateway</text:span></text:p>
      <text:p text:style-name="P2">openssl genrsa -out <text:span text:style-name="T19">gateway</text:span>.key 4096</text:p>
      <text:p text:style-name="P2"><text:span text:style-name="T18">#</text:span>Create a signing CSR</text:p>
      <text:p text:style-name="P2">openssl req -new -key <text:span text:style-name="T19">gateway</text:span>.key -out <text:span text:style-name="T19">gateway</text:span>.csr -config <text:span text:style-name="T19">gateway</text:span>.conf</text:p>
      <text:p text:style-name="P2"><text:span text:style-name="T18">#</text:span>Generate a certificate for the Server</text:p>
      <text:p text:style-name="P2">openssl x509 -req -in <text:span text:style-name="T19">gateway</text:span>.csr -CA ca.cert -CAkey ca.key -CAcreateserial -out <text:span text:style-name="T19">gateway</text:span>.pem -days 365 -sha256 -extfile <text:span text:style-name="T19">gateway</text:span>.conf -extensions req_ext</text:p>
      <text:p text:style-name="P2"/>
      <text:p text:style-name="P2"/>
      <text:p text:style-name="P13">#starting the gateway with https certificate</text:p>
      <text:p text:style-name="P25"><text:span text:style-name="T26">sudo docker run --name apicast --rm -p 8443:8443 -e THREESCALE_PORTAL_ENDPOINT=https://08e5b0d9b471ef58a218e2fe126bd0cb9457ca3fd70e9c7d1eee7bd4f01642fe@lmf-admin.3scale.net <text:s/>-e APICAST_CONFIGURATION_LOADER=lazy -e APICAST_CONFIGURATION_CACHE=0 -e APICAST_EXTENDED_METRICS=true -e APICAST_RESPONSE_CODES=true -e APICAST_SERVICES_LIST=2555417832597 -e APICAST_HTTPS_PORT=8443 -v /home/remote/luferrar/Desktop/grpc/cert:/var/run/secrets -e APICAST_HTTPS_CERTIFICATE=/var/run/secrets/gateway.pem -e APICAST_HTTPS_CERTIFICATE_KEY=/var/run/secrets/gateway.key <text:s/>quay.io/eloycoto/apicast:http2</text:span></text:p>
      <text:p text:style-name="P25"/>
      <text:p text:style-name="P25"/>
      <text:p text:style-name="P25"/>
      <text:p text:style-name="P1"><text:bookmark text:name="b4e0"/>go get -u github.com/golang/protobuf/proto</text:p>
      <text:p text:style-name="P1"><text:bookmark text:name="ab1a"/>go get -u github.com/golang/protobuf/protoc-gen-go</text:p>
      <text:p text:style-name="P1"><text:bookmark text:name="978b"/>go get google.golang.org/grpc</text:p>
      <text:p text:style-name="P1"/>
      <text:p text:style-name="P9">#to start the server</text:p>
      <text:p text:style-name="P5">go run main.go</text:p>
      <text:p text:style-name="P1"/>
      <text:p text:style-name="P1"/>
      <text:p text:style-name="P10"/>
      <text:p text:style-name="P14"><text:soft-page-break/><text:span text:style-name="T2">t</text:span><text:span text:style-name="T1">ools:</text:span></text:p>
      <text:p text:style-name="P14"><text:a xlink:type="simple" xlink:href="https://github.com/grpc-ecosystem/awesome-grpc#tools-gui" text:style-name="Internet_20_link" text:visited-style-name="Visited_20_Internet_20_Link"><text:span text:style-name="T1">https://github.com/grpc-ecosystem/awesome-grpc#tools-gui</text:span></text:a></text:p>
      <text:p text:style-name="P3"><text:span text:style-name="T18">#</text:span>enable server reflection to be able to use grpcui</text:p>
      <text:p text:style-name="P12"><text:span text:style-name="T18">#</text:span>to start it</text:p>
      <text:p text:style-name="P15"><text:span text:style-name="T10">#</text:span><text:span text:style-name="T2">using </text:span><text:span text:style-name="T3">g</text:span><text:span text:style-name="T4">rpcui</text:span><text:span text:style-name="T2"> to test grpc service </text:span><text:a xlink:type="simple" xlink:href="https://github.com/fullstorydev/grpcui" text:style-name="Internet_20_link" text:visited-style-name="Visited_20_Internet_20_Link"><text:span text:style-name="T2">https://github.com/fullstorydev/grpcui</text:span></text:a></text:p>
      <text:p text:style-name="P11"/>
      <text:p text:style-name="P4">grpcui -plaintext localhost:50051</text:p>
      <text:p text:style-name="P4"/>
      <text:p text:style-name="P7">grpcurl</text:p>
      <text:p text:style-name="P6"><text:a xlink:type="simple" xlink:href="https://github.com/fullstorydev/grpcurl" text:style-name="Internet_20_link" text:visited-style-name="Visited_20_Internet_20_Link"><text:span text:style-name="T17">https://github.com/fullstorydev/grpcurl</text:span></text:a></text:p>
      <text:p text:style-name="P8">#list server services</text:p>
      <text:p text:style-name="P6">grpcurl -plaintext localhost:50051 list</text:p>
      <text:p text:style-name="P23"><text:span text:style-name="T7">grpcurl -</text:span><text:span text:style-name="T9">plaintext </text:span><text:span text:style-name="T8">localhost:50051</text:span><text:span text:style-name="T7"> </text:span><text:span text:style-name="T8">customer.Customer</text:span><text:span text:style-name="T7">/</text:span><text:span text:style-name="T8">GetCustomers</text:span></text:p>
      <text:p text:style-name="P24"><text:span text:style-name="T12">#</text:span><text:span text:style-name="T1">with certificate</text:span></text:p>
      <text:p text:style-name="P27"><text:span text:style-name="T5">grpcurl -cacert "cert/ca.cert" f</text:span><text:span text:style-name="T6">edora-home</text:span><text:span text:style-name="T5">:50051 customer.Customer/GetCustomers</text:span></text:p>
      <text:p text:style-name="P18">grpcurl -cacert "cert/ca.cert" fedora-home:9999 customer.Customer/GetCustomers<text:tab/></text:p>
      <text:p text:style-name="P18"/>
      <text:p text:style-name="P18"/>
      <text:p text:style-name="P19">#creating golang app on openshift</text:p>
      <text:p text:style-name="P20">oc new-app <text:a xlink:type="simple" xlink:href="https://github.com/lucamaf/grpc-example.git" text:style-name="Internet_20_link" text:visited-style-name="Visited_20_Internet_20_Link">https://github.com/lucamaf/grpc-example.git</text:a> --context-dir=server --strategy=source <text:span text:style-name="T23">-e IMPORT_URL=” </text:span><text:a xlink:type="simple" xlink:href="https://github.com/lucamaf/grpc-example.git" text:style-name="Internet_20_link" text:visited-style-name="Visited_20_Internet_20_Link">https://github.com/lucamaf/grpc-example.git</text:a><text:span text:style-name="T25">”</text:span></text:p>
      <text:p text:style-name="P21">#you can add the project’s builder service account (system:serviceaccount:&lt;your-project&gt;:builder) to the privileged security context constraint (SCC).</text:p>
      <text:p text:style-name="P21">oc adm policy add-scc-to-user privileged system:serviceaccount:api-management:build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Source Han Sans CN1" svg:font-family="'Source Han Sans CN'" style:font-family-generic="modern" style:font-pitch="fixed"/>
    <style:font-face style:name="Overpass" svg:font-family="Overpas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Luca Ferrari</meta:initial-creator>
    <meta:creation-date>2019-11-16T13:50:58.217541344</meta:creation-date>
    <dc:date>2019-11-22T12:57:56.473399957</dc:date>
    <dc:creator>Luca Ferrari</dc:creator>
    <meta:editing-duration>P4DT5H10M54S</meta:editing-duration>
    <meta:editing-cycles>22</meta:editing-cycles>
    <meta:generator>LibreOffice/6.3.3.2.0$Linux_X86_64 LibreOffice_project/30$Build-2</meta:generator>
    <meta:document-statistic meta:table-count="0" meta:image-count="0" meta:object-count="0" meta:page-count="4" meta:paragraph-count="75" meta:word-count="1171" meta:character-count="9092" meta:non-whitespace-character-count="7960"/>
  </office:meta>
</office:document-meta>
</file>